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Spacing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2" style:parent-style-name="NoSpacing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Spacing" style:list-style-name="LFO2" style:family="paragraph"/>
    <style:style style:name="P4" style:parent-style-name="NoSpacing" style:list-style-name="LFO2" style:family="paragraph"/>
    <style:style style:name="P5" style:parent-style-name="NoSpacing" style:family="paragraph">
      <style:text-properties style:text-underline-type="single" style:text-underline-style="solid" style:text-underline-width="auto" style:text-underline-mode="continuous"/>
    </style:style>
    <style:style style:name="P6" style:parent-style-name="NoSpacing" style:list-style-name="LFO1" style:family="paragraph"/>
    <style:style style:name="P7" style:parent-style-name="NoSpacing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Cursor Project</text:p>
      <text:p text:style-name="NoSpacing">Create a webpage that tracks the position of the users cursor and plays a sound, the sound played will change to indicate the user where an ‘invisible’ element is. The main object is for the user to select the ‘invisible’ <text:s/>element from the sound.</text:p>
      <text:p text:style-name="NoSpacing"/>
      <text:p text:style-name="NoSpacing">Similar to the webpage below</text:p>
      <text:p text:style-name="NoSpacing"><text:a xlink:href="https://findtheinvisiblecow.com/" office:target-frame-name="_top" xlink:show="replace"><text:span text:style-name="Hyperlink">Find the Invisible Cow</text:span></text:a></text:p>
      <text:p text:style-name="NoSpacing"/>
      <text:p text:style-name="P2">Criteria</text:p>
      <text:list text:style-name="LFO2" text:continue-numbering="true">
        <text:list-item>
          <text:p text:style-name="P3">Use event listeners<text:s/></text:p>
        </text:list-item>
        <text:list-item>
          <text:p text:style-name="P4">Appropriate styling throughout<text:s/></text:p>
        </text:list-item>
      </text:list>
      <text:p text:style-name="NoSpacing"/>
      <text:p text:style-name="P5">Stretch</text:p>
      <text:list text:style-name="LFO1" text:continue-numbering="true">
        <text:list-item>
          <text:p text:style-name="P6">Add a points tally</text:p>
        </text:list-item>
      </text:list>
      <text:p text:style-name="NoSpacing"/>
      <text:p text:style-name="P7">Submit</text:p>
      <text:p text:style-name="NoSpacing">Submit this project by sending me a github link to a remote repository<text:s/></text:p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oper, Leon (Growth Company)</meta:initial-creator>
    <dc:creator>Cooper, Leon (Growth Company)</dc:creator>
    <meta:creation-date>2024-04-17T11:08:00Z</meta:creation-date>
    <dc:date>2024-04-17T11:16:00Z</dc:date>
    <meta:template xlink:href="Normal" xlink:type="simple"/>
    <meta:editing-cycles>1</meta:editing-cycles>
    <meta:editing-duration>PT480S</meta:editing-duration>
    <meta:document-statistic meta:page-count="1" meta:paragraph-count="1" meta:word-count="79" meta:character-count="534" meta:row-count="3" meta:non-whitespace-character-count="456"/>
  </office:meta>
</office:document-meta>
</file>